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1pt" officeooo:rsid="000b3064" officeooo:paragraph-rsid="0050d1fd" style:font-size-asian="11pt" style:font-size-complex="11pt"/>
    </style:style>
    <style:style style:name="P4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4" style:family="paragraph" style:parent-style-name="Preformatted_20_Text">
      <style:text-properties officeooo:rsid="000b3064" officeooo:paragraph-rsid="000b3064"/>
    </style:style>
    <style:style style:name="P15" style:family="paragraph" style:parent-style-name="Preformatted_20_Text">
      <style:text-properties officeooo:rsid="000b3064" officeooo:paragraph-rsid="000bec68"/>
    </style:style>
    <style:style style:name="P16" style:family="paragraph" style:parent-style-name="Preformatted_20_Text">
      <style:text-properties officeooo:rsid="000b3064" officeooo:paragraph-rsid="003717e3"/>
    </style:style>
    <style:style style:name="P17" style:family="paragraph" style:parent-style-name="Preformatted_20_Text">
      <style:text-properties style:font-name="Liberation Serif" officeooo:rsid="000bec68" officeooo:paragraph-rsid="000bec68"/>
    </style:style>
    <style:style style:name="P18" style:family="paragraph" style:parent-style-name="Preformatted_20_Text">
      <style:text-properties style:font-name="FreeMono" officeooo:rsid="000b3064" officeooo:paragraph-rsid="000bec68"/>
    </style:style>
    <style:style style:name="P19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20" style:family="paragraph" style:parent-style-name="Preformatted_20_Text">
      <style:text-properties style:font-name="FreeMono" fo:font-size="11pt" officeooo:rsid="000b3064" officeooo:paragraph-rsid="0050d1fd" style:font-size-asian="11pt" style:font-size-complex="11pt"/>
    </style:style>
    <style:style style:name="P21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2" style:family="paragraph" style:parent-style-name="Preformatted_20_Text">
      <style:text-properties style:font-name="FreeMono" officeooo:rsid="0013c70f" officeooo:paragraph-rsid="00146971"/>
    </style:style>
    <style:style style:name="P23" style:family="paragraph" style:parent-style-name="Preformatted_20_Text">
      <style:text-properties style:font-name="FreeMono" officeooo:rsid="001d592a" officeooo:paragraph-rsid="001d592a"/>
    </style:style>
    <style:style style:name="P24" style:family="paragraph" style:parent-style-name="Preformatted_20_Text">
      <style:text-properties officeooo:rsid="000bec68" officeooo:paragraph-rsid="000bec68"/>
    </style:style>
    <style:style style:name="P25" style:family="paragraph" style:parent-style-name="Preformatted_20_Text">
      <style:text-properties officeooo:rsid="000bec68" officeooo:paragraph-rsid="000b3064"/>
    </style:style>
    <style:style style:name="P26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7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8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9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30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31" style:family="paragraph" style:parent-style-name="Preformatted_20_Text">
      <style:text-properties officeooo:paragraph-rsid="000bec68"/>
    </style:style>
    <style:style style:name="P32" style:family="paragraph" style:parent-style-name="Preformatted_20_Text">
      <style:text-properties style:font-name="Liberation Mono" officeooo:rsid="000bec68" officeooo:paragraph-rsid="000bec68"/>
    </style:style>
    <style:style style:name="P33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4" style:family="paragraph" style:parent-style-name="Preformatted_20_Text">
      <style:text-properties officeooo:rsid="001e1f43" officeooo:paragraph-rsid="001e4ef0"/>
    </style:style>
    <style:style style:name="P35" style:family="paragraph" style:parent-style-name="Preformatted_20_Text">
      <style:text-properties officeooo:rsid="001e9e83" officeooo:paragraph-rsid="001e9e83"/>
    </style:style>
    <style:style style:name="P36" style:family="paragraph" style:parent-style-name="Preformatted_20_Text">
      <style:text-properties officeooo:rsid="001e4ef0" officeooo:paragraph-rsid="001e4ef0"/>
    </style:style>
    <style:style style:name="P37" style:family="paragraph" style:parent-style-name="Preformatted_20_Text">
      <style:text-properties officeooo:rsid="001f81c6" officeooo:paragraph-rsid="001f81c6"/>
    </style:style>
    <style:style style:name="P38" style:family="paragraph" style:parent-style-name="Preformatted_20_Text">
      <style:text-properties officeooo:paragraph-rsid="000b3064"/>
    </style:style>
    <style:style style:name="P39" style:family="paragraph" style:parent-style-name="Preformatted_20_Text">
      <style:text-properties officeooo:rsid="002a0baf" officeooo:paragraph-rsid="002a0baf"/>
    </style:style>
    <style:style style:name="P40" style:family="paragraph" style:parent-style-name="Preformatted_20_Text">
      <style:text-properties officeooo:rsid="002bded6" officeooo:paragraph-rsid="002bded6"/>
    </style:style>
    <style:style style:name="P41" style:family="paragraph" style:parent-style-name="Preformatted_20_Text">
      <style:text-properties officeooo:rsid="002c8fdf" officeooo:paragraph-rsid="002c8fdf"/>
    </style:style>
    <style:style style:name="P42" style:family="paragraph" style:parent-style-name="Preformatted_20_Text">
      <style:text-properties officeooo:paragraph-rsid="002c8fdf"/>
    </style:style>
    <style:style style:name="P43" style:family="paragraph" style:parent-style-name="Preformatted_20_Text">
      <style:text-properties officeooo:rsid="002dcb33" officeooo:paragraph-rsid="002dcb33"/>
    </style:style>
    <style:style style:name="P44" style:family="paragraph" style:parent-style-name="Preformatted_20_Text">
      <style:text-properties officeooo:rsid="00306f6c" officeooo:paragraph-rsid="00306f6c"/>
    </style:style>
    <style:style style:name="P45" style:family="paragraph" style:parent-style-name="Preformatted_20_Text">
      <style:text-properties officeooo:rsid="00313be2" officeooo:paragraph-rsid="00313be2"/>
    </style:style>
    <style:style style:name="P46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7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8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officeooo:rsid="004bfd2f" officeooo:paragraph-rsid="004d0a0a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53f8a0" officeooo:paragraph-rsid="0053f8a0"/>
    </style:style>
    <style:style style:name="P51" style:family="paragraph" style:parent-style-name="Text_20_body">
      <style:text-properties officeooo:rsid="001e4ef0" officeooo:paragraph-rsid="001e4ef0"/>
    </style:style>
    <style:style style:name="P52" style:family="paragraph" style:parent-style-name="Text_20_body">
      <style:text-properties officeooo:rsid="00323ac9" officeooo:paragraph-rsid="00323ac9"/>
    </style:style>
    <style:style style:name="P53" style:family="paragraph" style:parent-style-name="Text_20_body">
      <style:text-properties officeooo:rsid="00323ac9" officeooo:paragraph-rsid="005e3d59"/>
    </style:style>
    <style:style style:name="P54" style:family="paragraph" style:parent-style-name="Text_20_body">
      <style:text-properties officeooo:rsid="00343723" officeooo:paragraph-rsid="00343723"/>
    </style:style>
    <style:style style:name="P55" style:family="paragraph" style:parent-style-name="Text_20_body">
      <style:text-properties officeooo:rsid="004d0a0a" officeooo:paragraph-rsid="004d0a0a"/>
    </style:style>
    <style:style style:name="P56" style:family="paragraph" style:parent-style-name="Text_20_body">
      <style:text-properties officeooo:rsid="004d0a0a" officeooo:paragraph-rsid="004e4478"/>
    </style:style>
    <style:style style:name="P57" style:family="paragraph" style:parent-style-name="Text_20_body">
      <style:text-properties officeooo:paragraph-rsid="004d0a0a"/>
    </style:style>
    <style:style style:name="P58" style:family="paragraph" style:parent-style-name="Text_20_body">
      <style:text-properties officeooo:rsid="0050d1fd" officeooo:paragraph-rsid="0050d1fd"/>
    </style:style>
    <style:style style:name="P59" style:family="paragraph" style:parent-style-name="Text_20_body">
      <style:text-properties officeooo:rsid="0053f8a0" officeooo:paragraph-rsid="0053f8a0"/>
    </style:style>
    <style:style style:name="P60" style:family="paragraph" style:parent-style-name="Text_20_body">
      <style:text-properties officeooo:rsid="004e4478" officeooo:paragraph-rsid="004e4478"/>
    </style:style>
    <style:style style:name="P61" style:family="paragraph" style:parent-style-name="Text_20_body">
      <style:text-properties fo:font-weight="bold" officeooo:rsid="00343723" officeooo:paragraph-rsid="00343723" style:font-weight-asian="bold" style:font-weight-complex="bold"/>
    </style:style>
    <style:style style:name="P62" style:family="paragraph" style:parent-style-name="Text_20_body">
      <style:text-properties officeooo:rsid="005e3d59" officeooo:paragraph-rsid="005e3d59"/>
    </style:style>
    <style:style style:name="P63" style:family="paragraph" style:parent-style-name="Text_20_body">
      <style:text-properties officeooo:rsid="00526057" officeooo:paragraph-rsid="00526057"/>
    </style:style>
    <style:style style:name="P64" style:family="paragraph" style:parent-style-name="Text_20_body">
      <style:text-properties fo:font-weight="normal" officeooo:rsid="005e6937" officeooo:paragraph-rsid="005e6937" style:font-weight-asian="normal" style:font-weight-complex="normal"/>
    </style:style>
    <style:style style:name="P65" style:family="paragraph" style:parent-style-name="Text_20_body">
      <style:text-properties fo:font-weight="normal" officeooo:rsid="005fc288" officeooo:paragraph-rsid="005fc288" style:font-weight-asian="normal" style:font-weight-complex="normal"/>
    </style:style>
    <style:style style:name="P66" style:family="paragraph" style:parent-style-name="Text_20_body" style:list-style-name="L2">
      <style:text-properties officeooo:paragraph-rsid="003e1049"/>
    </style:style>
    <style:style style:name="P67" style:family="paragraph" style:parent-style-name="Text_20_body" style:list-style-name="L2">
      <style:text-properties officeooo:rsid="0022578e" officeooo:paragraph-rsid="0022578e"/>
    </style:style>
    <style:style style:name="P68" style:family="paragraph" style:parent-style-name="Text_20_body" style:list-style-name="L2">
      <style:text-properties officeooo:rsid="003e53a9" officeooo:paragraph-rsid="003e53a9"/>
    </style:style>
    <style:style style:name="P69" style:family="paragraph" style:parent-style-name="Text_20_body" style:list-style-name="L2">
      <style:text-properties officeooo:rsid="003d638f" officeooo:paragraph-rsid="003d638f"/>
    </style:style>
    <style:style style:name="P70" style:family="paragraph" style:parent-style-name="Text_20_body" style:list-style-name="L3">
      <style:text-properties officeooo:rsid="0045c1f1" officeooo:paragraph-rsid="0045c1f1"/>
    </style:style>
    <style:style style:name="P71" style:family="paragraph" style:parent-style-name="Preformatted_20_Text" style:list-style-name="L1">
      <style:text-properties officeooo:paragraph-rsid="000bec68"/>
    </style:style>
    <style:style style:name="P72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73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74" style:family="paragraph" style:parent-style-name="Heading_20_2">
      <style:paragraph-properties fo:text-align="center" style:justify-single-word="false"/>
    </style:style>
    <style:style style:name="P75" style:family="paragraph" style:parent-style-name="Heading_20_3">
      <style:text-properties officeooo:rsid="000b3064"/>
    </style:style>
    <style:style style:name="P76" style:family="paragraph" style:parent-style-name="Heading_20_3">
      <style:text-properties officeooo:rsid="001e4ef0" officeooo:paragraph-rsid="001e4ef0"/>
    </style:style>
    <style:style style:name="P77" style:family="paragraph" style:parent-style-name="Heading_20_3">
      <style:text-properties officeooo:rsid="00323ac9" officeooo:paragraph-rsid="00323ac9"/>
    </style:style>
    <style:style style:name="P78" style:family="paragraph" style:parent-style-name="Heading_20_3">
      <style:text-properties officeooo:rsid="005e3d59" officeooo:paragraph-rsid="005e3d59"/>
    </style:style>
    <style:style style:name="P79" style:family="paragraph" style:parent-style-name="Heading_20_3">
      <style:text-properties officeooo:rsid="00343723" officeooo:paragraph-rsid="0045c1f1"/>
    </style:style>
    <style:style style:name="P80" style:family="paragraph" style:parent-style-name="Heading_20_3">
      <style:text-properties officeooo:rsid="004bfd2f" officeooo:paragraph-rsid="004bfd2f"/>
    </style:style>
    <style:style style:name="P81" style:family="paragraph" style:parent-style-name="Heading_20_3">
      <style:text-properties fo:font-weight="bold" officeooo:rsid="004bfd2f" officeooo:paragraph-rsid="005e6937" style:font-weight-asian="bold" style:font-weight-complex="bold"/>
    </style:style>
    <style:style style:name="P82" style:family="paragraph" style:parent-style-name="Heading_20_3">
      <style:text-properties fo:font-weight="bold" officeooo:rsid="005e6937" officeooo:paragraph-rsid="005e6937" style:font-weight-asian="bold" style:font-weight-complex="bold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style:style style:name="T22" style:family="text">
      <style:text-properties officeooo:rsid="003e1049"/>
    </style:style>
    <style:style style:name="T23" style:family="text">
      <style:text-properties officeooo:rsid="0022578e"/>
    </style:style>
    <style:style style:name="T24" style:family="text">
      <style:text-properties officeooo:rsid="004044e1"/>
    </style:style>
    <style:style style:name="T25" style:family="text">
      <style:text-properties officeooo:rsid="004b31b5"/>
    </style:style>
    <style:style style:name="T26" style:family="text">
      <style:text-properties officeooo:rsid="004d0a0a"/>
    </style:style>
    <style:style style:name="T27" style:family="text">
      <style:text-properties officeooo:rsid="005e3d59"/>
    </style:style>
    <style:style style:name="T28" style:family="text">
      <style:text-properties officeooo:rsid="006153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2"><text:span text:style-name="T1">SERVER </text:span>IMPLEMENTATION NOTES</text:h>
      <text:p text:style-name="P14"/>
      <text:p text:style-name="P14"/>
      <text:h text:style-name="Heading_20_3" text:outline-level="3">Server Stats:</text:h>
      <text:p text:style-name="P14"/>
      <text:p text:style-name="P6">OS: Ubuntu/16.0.4</text:p>
      <text:p text:style-name="P6">iP: <text:s/>52.14.73.217</text:p>
      <text:p text:style-name="P6">Domain: cartlc.arqnetworks.com</text:p>
      <text:p text:style-name="P6">Server key: cartlc.pem</text:p>
      <text:p text:style-name="P6">SSH user: ubuntu</text:p>
      <text:p text:style-name="P14"/>
      <text:h text:style-name="Heading_20_3" text:outline-level="3">Logging in to the Server</text:h>
      <text:p text:style-name="P31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3"/>
      <text:h text:style-name="Heading_20_3" text:outline-level="3">MYSQL Database:</text:h>
      <text:p text:style-name="P14"/>
      <text:p text:style-name="P6">Database: MySQL/5.7.18-0</text:p>
      <text:p text:style-name="P6">Localhost user: <text:s/>root <text:s/>p/w: cartlc</text:p>
      <text:p text:style-name="P6">Remote user: <text:s/>admin p/w: cartcl#@!</text:p>
      <text:p text:style-name="P6">MySQL host: <text:s/>52.14.73.217</text:p>
      <text:p text:style-name="P6">MySQL database: cartlc</text:p>
      <text:p text:style-name="P6">MySQL port: 3306</text:p>
      <text:p text:style-name="P7"/>
      <text:p text:style-name="P10">The following was done to get things going:</text:p>
      <text:p text:style-name="P10"/>
      <text:p text:style-name="P15">mysql&gt; GRANT ALL PRIVILEGES ON cartlc.* TO 'cartlc'@'%' IDENTIFIED BY 'cartcl' WITH GRANT OPTION;</text:p>
      <text:p text:style-name="P15">GRANT ALL PRIVILEGES</text:p>
      <text:p text:style-name="P15">ON cartlc.*</text:p>
      <text:p text:style-name="P15">TO 'cartcl'@'%'</text:p>
      <text:p text:style-name="P7">IDENTIFIED BY 'cartcl';</text:p>
      <text:p text:style-name="P7"/>
      <text:p text:style-name="P27">Terminal MySQL Client:</text:p>
      <text:p text:style-name="P15"/>
      <text:p text:style-name="P15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5">Setup: apt-get install mysql-client</text:p>
      <text:p text:style-name="P15"/>
      <text:p text:style-name="P15">mysql -u cartlc -p</text:p>
      <text:p text:style-name="P15">p/w: cartcl#@!</text:p>
      <text:p text:style-name="P7">mysql&gt; use cartlc</text:p>
      <text:p text:style-name="P7"/>
      <text:p text:style-name="P11"><text:span text:style-name="T6">U</text:span>sing phpMyAdmin:</text:p>
      <text:p text:style-name="P11"/>
      <text:p text:style-name="P15">Access: <text:bookmark-start text:name="__DdeLink__333_1282433638"/><text:bookmark-start text:name="__DdeLink__576_2807547145"/><text:bookmark-start text:name="__DdeLink__647_4246784550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text:bookmark-end text:name="__DdeLink__647_4246784550"/></text:p>
      <text:p text:style-name="P15"><text:s text:c="3"/>User: root p/w: cartlc</text:p>
      <text:p text:style-name="P15"/>
      <text:p text:style-name="P15">Additional Login for added security: </text:p>
      <text:p text:style-name="P13"><text:s text:c="2"/>User: cartlc p/w: cartcl#@!</text:p>
      <text:p text:style-name="P11"/>
      <text:p text:style-name="P12">Setup Notes (what I did):</text:p>
      <text:p text:style-name="P12"><text:soft-page-break/></text:p>
      <text:p text:style-name="P4">sudo phpenmod mcrypt</text:p>
      <text:p text:style-name="P21">sudo phpenmod mbstrinog</text:p>
      <text:p text:style-name="P21">sudo systemctl restart apache2</text:p>
      <text:p text:style-name="P21"/>
      <text:p text:style-name="P21">Security setup for phpmyadmin (what I did):<text:tab/></text:p>
      <text:list xml:id="list9157848174971479401" text:style-name="L1">
        <text:list-item>
          <text:p text:style-name="P72">vi /etc/apache2/conf-available/phpmyadmin.conf</text:p>
        </text:list-item>
        <text:list-item>
          <text:p text:style-name="P72">Added 'AllowOveride All' line beneath 'DirectoryIndex' index.php line</text:p>
        </text:list-item>
        <text:list-item>
          <text:p text:style-name="P72">sudo systemctl restart apache2</text:p>
        </text:list-item>
        <text:list-item>
          <text:p text:style-name="P72">Created /usr/share/phpmyadmin/.htaccess</text:p>
        </text:list-item>
        <text:list-item>
          <text:p text:style-name="P72">sudo apt-get install apache2-utils</text:p>
        </text:list-item>
        <text:list-item>
          <text:p text:style-name="P71"><text:span text:style-name="T4">s</text:span><text:span text:style-name="T3">udo htpasswd -c /etc/phpmyadmin/.htpasswd cartlc</text:span></text:p>
        </text:list-item>
        <text:list-item>
          <text:p text:style-name="P73">p/w: cartcl#@!</text:p>
          <text:p text:style-name="P73"/>
        </text:list-item>
      </text:list>
      <text:p text:style-name="P31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31"/>
      <text:p text:style-name="P32">I also had to apply this fix for phpMyAdmin:</text:p>
      <text:p text:style-name="P18">IMPORT create_tables.sql</text:p>
      <text:p text:style-name="P18">sudo vi /etc/phpmyadmin/config.inc.php</text:p>
      <text:h text:style-name="P75" text:outline-level="3"/>
      <text:h text:style-name="P75" text:outline-level="3">Apache</text:h>
      <text:p text:style-name="P6">Apache/2.4.18 (Ubuntu) </text:p>
      <text:p text:style-name="P6">Running as proxy only for port :80 </text:p>
      <text:p text:style-name="P6">redirecting all traffic to port :9000</text:p>
      <text:p text:style-name="P6"/>
      <text:p text:style-name="P6">See /etc/apache2/sites-available/000-default.conf.</text:p>
      <text:p text:style-name="P6"/>
      <text:p text:style-name="P6">This was added:</text:p>
      <text:p text:style-name="P6"/>
      <text:p text:style-name="P5">LoadModule proxy_module modules/mod_proxy.so</text:p>
      <text:p text:style-name="P8">LoadModule proxy_http_module modules/mod_proxy_http.so</text:p>
      <text:p text:style-name="P8"/>
      <text:p text:style-name="P8">&lt;VirtualHost *:80&gt;</text:p>
      <text:p text:style-name="P8"><text:tab/>...</text:p>
      <text:p text:style-name="P8"><text:tab/><text:bookmark-start text:name="__DdeLink__327_1282433638"/>ProxyPreserveHost On</text:p>
      <text:p text:style-name="P9"><text:s text:c="6"/>ProxyPassMatch ^/phpmyadmin ! </text:p>
      <text:p text:style-name="P8"><text:tab/>ProxyPass / http://127.0.0.1:9000/</text:p>
      <text:p text:style-name="P8"><text:tab/>ProxyPassReverse / http://127.0.0.1:9000/<text:bookmark-end text:name="__DdeLink__327_1282433638"/></text:p>
      <text:p text:style-name="P8">&lt;/VirtualHost&gt;</text:p>
      <text:p text:style-name="P48"/>
      <text:p text:style-name="P14">In order to get that going the following needed to be done:</text:p>
      <text:p text:style-name="P14"/>
      <text:p text:style-name="P2">sudo a2enmod proxy<text:tab/></text:p>
      <text:p text:style-name="P19">sudo a2enmod proxy_http</text:p>
      <text:p text:style-name="P19">sudo service apache2 restart</text:p>
      <text:p text:style-name="P19"/>
      <text:p text:style-name="P38"/>
      <text:h text:style-name="Heading_20_3" text:outline-level="3">Amazon</text:h>
      <text:p text:style-name="P39"><text:a xlink:type="simple" xlink:href="mailto:dug866@yahoo.com" text:style-name="Internet_20_link" text:visited-style-name="Visited_20_Internet_20_Link">dug866@yahoo.com</text:a>/#</text:p>
      <text:p text:style-name="P39"/>
      <text:p text:style-name="P40"><text:span text:style-name="T14">IAM </text:span><text:span text:style-name="T15">U</text:span><text:span text:style-name="T14">ser</text:span>: cartlc-download</text:p>
      <text:p text:style-name="P40">AmazonS3FullAccess</text:p>
      <text:p text:style-name="P41">S3 Fullaccess</text:p>
      <text:p text:style-name="P42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2"><text:soft-page-break/></text:p>
      <text:p text:style-name="P47">Bucket:</text:p>
      <text:p text:style-name="P41"><text:span text:style-name="T11">cartlc<text:tab/><text:tab/></text:span><text:span text:style-name="T12">US East (Ohio)</text:span></text:p>
      <text:p text:style-name="P41"/>
      <text:p text:style-name="P47"/>
      <text:p text:style-name="P43">~/.aws/credentials:</text:p>
      <text:p text:style-name="P43">[default] </text:p>
      <text:p text:style-name="P43">aws_access_key_id = AKIAJADYQXDQKYM7UKBA </text:p>
      <text:p text:style-name="P43">aws_secret_access_key = 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 </text:p>
      <text:p text:style-name="P41"/>
      <text:p text:style-name="P44">~/.aws/config:</text:p>
      <text:p text:style-name="P44"/>
      <text:p text:style-name="P44">[default] </text:p>
      <text:p text:style-name="P44">region = us-east-2 </text:p>
      <text:p text:style-name="P40"/>
      <text:p text:style-name="P45">Identify Pool:</text:p>
      <text:p text:style-name="P45">FleetTLC</text:p>
      <text:p text:style-name="P46">Enable access to unauthenticated identities</text:p>
      <text:p text:style-name="P45">Unauthenticated role: Cognito_FleetTLCUnauth_Role</text:p>
      <text:p text:style-name="P45">Authtenticated role: Cognito_FleetTLCAuth_Role</text:p>
      <text:p text:style-name="P45"/>
      <text:h text:style-name="Heading_20_3" text:outline-level="3">Play Framework</text:h>
      <text:p text:style-name="P14">The play framework is being used. It is java based.</text:p>
      <text:p text:style-name="P14"/>
      <text:p text:style-name="P14"><text:a xlink:type="simple" xlink:href="https://www.playframework.com/" text:style-name="Internet_20_link" text:visited-style-name="Visited_20_Internet_20_Link">https://www.playframework.com</text:a></text:p>
      <text:p text:style-name="P14"/>
      <text:p text:style-name="P26">Application Secret:</text:p>
      <text:p text:style-name="P24"/>
      <text:p text:style-name="P24">An application secret was generated by using this command, within sbt:</text:p>
      <text:p text:style-name="P29">playGenerateSecret</text:p>
      <text:p text:style-name="P30"/>
      <text:p text:style-name="P24">The value of this was placed in the .bashrc environment variable as APPLICATION_SECRET:</text:p>
      <text:p text:style-name="P15"/>
      <text:p text:style-name="P24"><text:span text:style-name="T7">Invocation</text:span>:</text:p>
      <text:p text:style-name="P17"/>
      <text:p text:style-name="P32">After creating a zip file from the play sources you can do this:</text:p>
      <text:p text:style-name="P32"/>
      <text:p text:style-name="P18">sudo bin/play-java -Dhttp.port=80 -Dplay.crypto.secret="$APPLICATION_SECRET"</text:p>
      <text:p text:style-name="P15"/>
      <text:p text:style-name="P24">Or directly from sbt by issuing this command:</text:p>
      <text:p text:style-name="P24"/>
      <text:p text:style-name="P29">testProd</text:p>
      <text:p text:style-name="P30"/>
      <text:p text:style-name="P30">Or:</text:p>
      <text:p text:style-name="P30"/>
      <text:p text:style-name="P30">run</text:p>
      <text:p text:style-name="P15"/>
      <text:p text:style-name="P28">Development</text:p>
      <text:p text:style-name="P28"/>
      <text:p text:style-name="P33">Download the SBT program and install it:</text:p>
      <text:p text:style-name="P33"/>
      <text:p text:style-name="P33"><text:a xlink:type="simple" xlink:href="http://www.scala-sbt.org/download.html" text:style-name="Internet_20_link" text:visited-style-name="Visited_20_Internet_20_Link">http://www.scala-sbt.org/download.html</text:a></text:p>
      <text:p text:style-name="P33"/>
      <text:p text:style-name="P33">Go to the root of the server tree and do this:</text:p>
      <text:p text:style-name="P33"><text:soft-page-break/></text:p>
      <text:p text:style-name="P33"><text:span text:style-name="Source_20_Text"><text:span text:style-name="T10">sbt -mem 2048</text:span></text:span></text:p>
      <text:p text:style-name="P33"/>
      <text:p text:style-name="P33">This will bring you into the console.</text:p>
      <text:p text:style-name="P33"/>
      <text:p text:style-name="P33">You can do “run 9003” to run on a different port.</text:p>
      <text:p text:style-name="P33"/>
      <text:h text:style-name="Heading_20_3" text:outline-level="3">From Browser</text:h>
      <text:p text:style-name="P14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4"/>
      <text:p text:style-name="P25"/>
      <text:p text:style-name="P14"/>
      <text:h text:style-name="P76" text:outline-level="3">Deployment</text:h>
      <text:p text:style-name="P51">From sbt do a 'dist' command.</text:p>
      <text:p text:style-name="P51">This will create a zip file in target/universal.</text:p>
      <text:p text:style-name="P51">I wrote a script called 'wrap' in the root of the GitHub repo to copy this file to the server:</text:p>
      <text:p text:style-name="P51"><text:span text:style-name="T2">scp -i ~/.ssh/cartlc.pem $ZIPFILE ubuntu@cartlc.arqnetworks.com:/home/ubuntu/server/</text:span> </text:p>
      <text:p text:style-name="P14"/>
      <text:p text:style-name="P14"><text:tab/></text:p>
      <text:p text:style-name="P36">Then on the server I added this alias to the bashrc:</text:p>
      <text:p text:style-name="P34"/>
      <text:p text:style-name="P37">unzip the zip file placed onto the server in directory server.</text:p>
      <text:p text:style-name="P37"/>
      <text:p text:style-name="P34">alias run-server="~/server/play-0.0.1-SNAPSHOT/bin/play -Dplay -Dplay.crypto.secret='${APPLICATION_SECRET}'" </text:p>
      <text:p text:style-name="P34"/>
      <text:p text:style-name="P35">So that all one needs to do is do “run-server &amp;”.</text:p>
      <text:p text:style-name="P35"/>
      <text:h text:style-name="Heading_20_3" text:outline-level="3">Testing REGISTRATION <text:span text:style-name="T8">locally</text:span>:</text:h>
      <text:p text:style-name="P22">curl --header "Content-type: application/json" --request POST <text:span text:style-name="T9">\</text:span></text:p>
      <text:p text:style-name="P22"><text:s/>--data '{"first_name": "Doug", "last_name": "Selph", "imei": "555"}' <text:span text:style-name="T9">\</text:span></text:p>
      <text:p text:style-name="P22"><text:s/>http://localhost/register </text:p>
      <text:p text:style-name="P22"/>
      <text:p text:style-name="P22"/>
      <text:h text:style-name="Heading_20_3" text:outline-level="3">Development Pattern</text:h>
      <text:list xml:id="list1212984096309884300" text:style-name="L2">
        <text:list-item>
          <text:p text:style-name="P67">Make changes in CarTLC/server/play sources.</text:p>
        </text:list-item>
        <text:list-item>
          <text:p text:style-name="P67">On local machine go to CarTLC/server/play and run 'sbt -mem 2048'</text:p>
        </text:list-item>
        <text:list-item>
          <text:p text:style-name="P67">Issue the command “compile”.</text:p>
        </text:list-item>
        <text:list-item>
          <text:p text:style-name="P67">Commit changes. Push.</text:p>
        </text:list-item>
        <text:list-item>
          <text:p text:style-name="P66"><text:span text:style-name="T23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3">ubuntu@cartlc.arqnetworks.com</text:span></text:a><text:span text:style-name="T23"><text:line-break/></text:span><text:soft-page-break/><text:span text:style-name="T23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2">See server/admin/develop/README and server/admin/release/README</text:span></text:p>
        </text:list-item>
        <text:list-item>
          <text:p text:style-name="P67">Test changes.</text:p>
        </text:list-item>
        <text:list-item>
          <text:p text:style-name="P68">Update version of server in <text:span text:style-name="T24">server.play/</text:span>build.sbt. Do the same for APP in <text:span text:style-name="T24">appMain/</text:span>build.gradle</text:p>
        </text:list-item>
        <text:list-item>
          <text:p text:style-name="P67">When ready, go back to local machine, and this time issue “dist” from sbt console.</text:p>
        </text:list-item>
        <text:list-item>
          <text:p text:style-name="P67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67"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67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69">To verify in the APP which server it is sending the data to, the version code will have a ‘d’ suffix for the development side. Otherwise it is the release side.</text:p>
        </text:list-item>
      </text:list>
      <text:h text:style-name="P77" text:outline-level="3">REBOOT</text:h>
      <text:p text:style-name="P52">Added the following line in /etc/crontab:</text:p>
      <text:p text:style-name="P52">@reboot <text:span text:style-name="T16">ubuntu</text:span> /home/ubuntu/bin/run<text:span text:style-name="T27">-</text:span>server </text:p>
      <text:p text:style-name="P62">See server/admin/scripts/run-server</text:p>
      <text:h text:style-name="P78" text:outline-level="3">BACKUP</text:h>
      <text:p text:style-name="P53">Added the following line in /etc/crontab:</text:p>
      <text:p text:style-name="P53">@<text:span text:style-name="T27">weekly</text:span> <text:span text:style-name="T16">ubuntu</text:span> /home/ubuntu/bin/run<text:span text:style-name="T27">-backup</text:span></text:p>
      <text:p text:style-name="P62">See server/admin/scripts/run-backup</text:p>
      <text:h text:style-name="Heading_20_3" text:outline-level="3">Database Backup and Restore</text:h>
      <text:p text:style-name="P61">Dump:</text:p>
      <text:p text:style-name="P54">mysqldump -u cartlc -p cartlc &gt; dump<text:span text:style-name="T17">-`date +%Y-%m-%d`</text:span>.sql</text:p>
      <text:p text:style-name="P16">p/w: cartcl</text:p>
      <text:p text:style-name="P16"/>
      <text:p text:style-name="P61">Restore:</text:p>
      <text:p text:style-name="P54"><text:bookmark-start text:name="__DdeLink__566_2807547145"/><text:bookmark-start text:name="__DdeLink__588_2807547145"/><text:bookmark-start text:name="__DdeLink__582_2807547145"/><text:bookmark-start text:name="__DdeLink__611_2807547145"/>mysql -u cartlc -p<text:bookmark-end text:name="__DdeLink__566_2807547145"/><text:bookmark-end text:name="__DdeLink__588_2807547145"/><text:bookmark-end text:name="__DdeLink__582_2807547145"/><text:bookmark-end text:name="__DdeLink__611_2807547145"/></text:p>
      <text:p text:style-name="P54">mysql&gt; use cartlc</text:p>
      <text:p text:style-name="P54">mysql&gt; source dump.sql</text:p>
      <text:h text:style-name="P79" text:outline-level="3"><text:soft-page-break/>Database Reset <text:span text:style-name="T25">Procedure</text:span></text:h>
      <text:list xml:id="list2163801200675738198" text:style-name="L3">
        <text:list-item>
          <text:p text:style-name="P70">On server execute “reset.sql” in mysql. See above.</text:p>
        </text:list-item>
        <text:list-item>
          <text:p text:style-name="P70">Restart server</text:p>
        </text:list-item>
        <text:list-item>
          <text:p text:style-name="P70">Invoke server so evolution happens.</text:p>
        </text:list-item>
        <text:list-item>
          <text:p text:style-name="P70">Setup tables using server/play/input files.</text:p>
        </text:list-item>
      </text:list>
      <text:p text:style-name="P54"/>
      <text:h text:style-name="P80" text:outline-level="3">ACRA Setup on Server</text:h>
      <text:p text:style-name="P59">Failed:</text:p>
      <text:p text:style-name="P49"><text:span text:style-name="T26">Reference:</text:span> <text:a xlink:type="simple" xlink:href="https://inthecheesefactory.com/blog/how-to-install-and-use-acra-android/en" text:style-name="Internet_20_link" text:visited-style-name="Visited_20_Internet_20_Link">https://inthecheesefactory.com/blog/how-to-install-and-use-acra-android/en</text:a></text:p>
      <text:p text:style-name="P50"><text:a xlink:type="simple" xlink:href="https://github.com/ACRA/acra/wiki/Backends" text:style-name="Internet_20_link" text:visited-style-name="Visited_20_Internet_20_Link">https://github.com/ACRA/acra/wiki/Backends</text:a></text:p>
      <text:p text:style-name="P50">http://cartlc.arqnetworks.com/acralyzer/_design/acralyzer/index.html#/admin/cartlc</text:p>
      <text:p text:style-name="P50"/>
      <text:p text:style-name="P55">Yet did this instead:</text:p>
      <text:p text:style-name="P57"><text:span text:style-name="T26">apt-get install couchdb</text:span><text:line-break/><text:span text:style-name="T26">curl </text:span><text:a xlink:type="simple" xlink:href="http://127.0.0.1:5984/" text:style-name="Internet_20_link" text:visited-style-name="Visited_20_Internet_20_Link"><text:span text:style-name="T26">http://127.0.0.1:5984</text:span></text:a></text:p>
      <text:p text:style-name="P55">sudo vi /etc/apache2/sites-available/000-default.conf</text:p>
      <text:p text:style-name="P55">Placed this line below the “^/phpmyadmin !” line:</text:p>
      <text:p text:style-name="P55"><text:s text:c="8"/>ProxyPass /_utils http://127.0.0.1:5984/_utils </text:p>
      <text:p text:style-name="P58">Reset apache with:</text:p>
      <text:p text:style-name="P3"><text:bookmark-start text:name="__DdeLink__1414_1135376527"/>sudo a2enmod proxy<text:tab/></text:p>
      <text:p text:style-name="P20">sudo a2enmod proxy_http</text:p>
      <text:p text:style-name="P20">sudo service apache2 restart<text:bookmark-end text:name="__DdeLink__1414_1135376527"/></text:p>
      <text:p text:style-name="P20"/>
      <text:p text:style-name="P60">From Browser this now works:</text:p>
      <text:p text:style-name="P56"><text:a xlink:type="simple" xlink:href="http://cartlc.arqnetworks.com/_utils/" text:style-name="Internet_20_link" text:visited-style-name="Visited_20_Internet_20_Link">http://cartlc.arqnetworks.com/_utils/</text:a></text:p>
      <text:p text:style-name="P63">sudo vi /etc/couchdb/local.ini</text:p>
      <text:h text:style-name="P81" text:outline-level="3"/>
      <text:h text:style-name="P82" text:outline-level="3">TWO Factor Authentication</text:h>
      <text:p text:style-name="P64">You need to use this as the password when git push asks for authentication:</text:p>
      <text:p text:style-name="P64"><text:soft-page-break/>Username: douglasselph</text:p>
      <text:p text:style-name="P64">Password: 6d5fc99ef294f5f2c963356ea981c241dd852976</text:p>
      <text:p text:style-name="P64"/>
      <text:p text:style-name="P65">Then:</text:p>
      <text:p text:style-name="P65">git config --global credential.helper cache</text:p>
      <text:p text:style-name="P65">git config --global credential.helper 'cache --timeout=360<text:span text:style-name="T28">00</text:span>0000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6:04:54.550114423</dc:date>
    <meta:generator>LibreOffice/5.1.6.2$Linux_X86_64 LibreOffice_project/10m0$Build-2</meta:generator>
    <meta:editing-duration>P1DT17H43M7S</meta:editing-duration>
    <meta:editing-cycles>55</meta:editing-cycles>
    <meta:document-statistic meta:table-count="0" meta:image-count="0" meta:object-count="0" meta:page-count="7" meta:paragraph-count="184" meta:word-count="859" meta:character-count="6857" meta:non-whitespace-character-count="6162"/>
  </office:meta>
</office:document-meta>
</file>